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.V. Titanium Pigments Pvt Ltd,</text:p>
      <text:p text:style-name="P4">A-81, SIPCOT Industrial Complex</text:p>
      <text:p text:style-name="P3">THOOTHUKKUDI</text:p>
      <text:p text:style-name="P2">Bank Book for the Period: <text:placeholder text:placeholder-type="text">&lt;get_date_from()&gt;</text:placeholder> to <text:placeholder text:placeholder-type="text">&lt;get_date_to()&gt;</text:placeholder></text:p>
      <text:p text:style-name="P1">Bank Account No 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Voucher No.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Description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Debit</text:p>
            <text:p text:style-name="P5">(Rs.)</text:p>
          </table:table-cell>
          <table:table-cell table:style-name="Table1.A1" office:value-type="string">
            <text:p text:style-name="P5">Credit</text:p>
            <text:p text:style-name="P5">(Rs.)</text:p>
          </table:table-cell>
          <table:table-cell table:style-name="Table1.G1" office:value-type="string">
            <text:p text:style-name="P5">Balance</text:p>
            <text:p text:style-name="P5">(Rs.)</text:p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for each="single_date in date_range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Date:</text:p>
          </table:table-cell>
          <table:table-cell table:style-name="Table1.A3" office:value-type="string">
            <text:p text:style-name="P6"><text:placeholder text:placeholder-type="text">&lt;convert_date_cash(get_convert_date(single_date))&gt;</text:placeholder>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5">Opening Balance</text:p>
          </table:table-cell>
          <table:table-cell table:style-name="Table1.A3" office:value-type="string">
            <text:p text:style-name="P6"><text:placeholder text:placeholder-type="text">&lt;get_line_balance(get_each_date(single_date))&gt;</text:placeholder></text:p>
          </table:table-cell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table:number-columns-spanned="7" office:value-type="string">
            <text:p text:style-name="P5"><text:placeholder text:placeholder-type="text">&lt;for each="voucher in get_each_date(single_dat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6"><text:placeholder text:placeholder-type="text">&lt;for each="line in voucher.mov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voucher.name&gt;</text:placeholder></text:p>
            <text:p text:style-name="P6"/>
          </table:table-cell>
          <table:table-cell table:style-name="Table1.A3" office:value-type="string">
            <text:p text:style-name="P6"><text:placeholder text:placeholder-type="text">&lt;convert_date_cash(line.date)&gt;</text:placeholder></text:p>
          </table:table-cell>
          <table:table-cell table:style-name="Table1.A3" office:value-type="string">
            <text:p text:style-name="P6"><text:placeholder text:placeholder-type="text">&lt;line.account_id.name&gt;</text:placeholder></text:p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><text:placeholder text:placeholder-type="text">&lt;line.debit&gt;</text:placeholder></text:p>
          </table:table-cell>
          <table:table-cell table:style-name="Table1.A3" office:value-type="string">
            <text:p text:style-name="P6"><text:placeholder text:placeholder-type="text">&lt;line.credit&gt;</text:placeholder></text:p>
          </table:table-cell>
          <table:table-cell table:style-name="Table1.A2" office:value-type="string">
            <text:p text:style-name="P6"><text:placeholder text:placeholder-type="text">&lt;line.debit-line.credit&gt;</text:placeholder>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6"/>
          </table:table-cell>
          <table:table-cell table:style-name="Table1.A3" office:value-type="string">
            <text:p text:style-name="P5">Days Total</text:p>
          </table:table-cell>
          <table:table-cell table:style-name="Table1.A3" office:value-type="string">
            <text:p text:style-name="P6"><text:placeholder text:placeholder-type="text">&lt;get_total_debit(get_cash())&gt;</text:placeholder></text:p>
          </table:table-cell>
          <table:table-cell table:style-name="Table1.A3" office:value-type="string">
            <text:p text:style-name="P6"><text:placeholder text:placeholder-type="text">&lt;get_total_credit(get_cash())&gt;</text:placeholder></text:p>
          </table:table-cell>
          <table:table-cell table:style-name="Table1.A2" office:value-type="string">
            <text:p text:style-name="P6"><text:placeholder text:placeholder-type="text">&lt;get_total_balance(get_cash())&gt;</text:placeholder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3T17:29:22</dc:date>
    <dc:creator>phuoc </dc:creator>
    <meta:editing-duration>PT13M1S</meta:editing-duration>
    <meta:editing-cycles>8</meta:editing-cycles>
    <meta:document-statistic meta:table-count="1" meta:image-count="0" meta:object-count="0" meta:page-count="1" meta:paragraph-count="34" meta:word-count="62" meta:character-count="687" meta:non-whitespace-character-count="658"/>
  </office:meta>
</office:document-meta>
</file>